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rror: failed to push some refs to 'https://github.com/AltamariNabeel/app.git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4:57:49.371503156</meta:creation-date>
    <dc:date>2024-11-12T05:02:39.365688558</dc:date>
    <meta:editing-duration>PT4M50S</meta:editing-duration>
    <meta:editing-cycles>1</meta:editing-cycles>
    <meta:document-statistic meta:table-count="0" meta:image-count="0" meta:object-count="0" meta:page-count="1" meta:paragraph-count="1" meta:word-count="8" meta:character-count="78" meta:non-whitespace-character-count="71"/>
    <meta:generator>LibreOffice/7.5.9.2$Linux_X86_64 LibreOffice_project/50$Build-2</meta:generator>
  </office:meta>
</office:document-meta>
</file>